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top="0mm" fo:margin-bottom="2.12mm" loext:contextual-spacing="false"/>
      <style:text-properties style:font-name="Comic Sans MS" style:font-name-complex="Comic Sans MS"/>
    </style:style>
    <style:style style:name="P7" style:family="paragraph" style:parent-style-name="Standard" style:list-style-name="WW8Num1">
      <style:paragraph-properties fo:margin-top="0mm" fo:margin-bottom="2.12mm" loext:contextual-spacing="false"/>
      <style:text-properties style:font-name="Comic Sans MS" style:font-name-complex="Comic Sans MS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10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font-name-asian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style:text-underline-style="none" fo:font-weight="bold" style:font-weight-asian="bold" style:font-name-complex="Comic Sans MS"/>
    </style:style>
    <style:style style:name="T5" style:family="text">
      <style:text-properties style:font-name="Comic Sans MS" style:text-underline-style="none" style:font-name-complex="Comic Sans MS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ΑΙΤΗΣΗ<text:tab/><text:tab/><text:tab/><text:tab/><text:tab/><text:tab/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Βαθμός……………………………………………………………………</text:p>
      <text:p text:style-name="P2">Οργανική Θέση……………………………………………………..</text:p>
      <text:p text:style-name="P4">…………………………………………………………………………………</text:p>
      <text:p text:style-name="P2">Θέση που υπηρετώ……………………………………………….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Standard"><text:span text:style-name="T2">………………………………………………………………………………</text:span><text:span text:style-name="T1">..</text:span></text:p>
      <text:p text:style-name="P2"/>
      <text:p text:style-name="P2"/>
      <text:p text:style-name="P2"/>
      <text:p text:style-name="Standard"><text:span text:style-name="T1">ΘΕΜΑ: Χορήγηση </text:span><text:span text:style-name="T3">άδειας άνευ αποδοχών </text:span></text:p>
      <text:p text:style-name="P5"/>
      <text:p text:style-name="P2"/>
      <text:p text:style-name="P2"/>
      <text:p text:style-name="P2"/>
      <text:p text:style-name="P2">ΗΜΕΡΟΜΗΝΙΑ:…………………………………………………..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 text:c="2"/>Δ.Ε. Ν. Ηρακλείου.</text:p>
      <text:p text:style-name="P2">(Δια του κ. Δ/ντή του………………………………………….</text:p>
      <text:p text:style-name="Standard"><text:span text:style-name="T2">………………………………………………………………………………</text:span><text:span text:style-name="T1">.)</text:span></text:p>
      <text:p text:style-name="P2"/>
      <text:p text:style-name="Standard"><text:span text:style-name="T1">Παρακαλώ να μου χορηγήσετε άδεια <text:s text:c="2"/></text:span><text:span text:style-name="T3">άνευ </text:span><text:span text:style-name="T4">αποδοχών <text:s text:c="2"/></text:span><text:span text:style-name="T5">aπό</text:span><text:span text:style-name="T1">…………….μέχρι……………………………. σύμφωνα με τα δικαιολογητικά που επισυνάπτω.</text:span></text:p>
      <text:p text:style-name="P2"/>
      <text:p text:style-name="P2"><text:soft-page-break/></text:p>
      <text:p text:style-name="P2">Μαζί υποβάλλω:</text:p>
      <text:p text:style-name="P6">α) Ληξιαρχική πράξη γέννησης του παιδιού.</text:p>
      <text:p text:style-name="P6">β) Πιστοποιητικό οικογενειακής κατάστασης.</text:p>
      <text:list xml:id="list3567106633635659574" text:style-name="WW8Num1">
        <text:list-item>
          <text:p text:style-name="P7">γ) Υπεύθυνη δήλωση ότι:<text:line-break/>) δεν έχω εξαντλήσει την 2ετή άδεια άνευ αποδοχών για το συγκεκριμένο παιδί.<text:line-break/></text:p>
        </text:list-item>
      </text:list>
      <text:p text:style-name="P6">ε)Πράξη ανάληψης (για νεοδιόριστες/ους).</text:p>
      <text:p text:style-name="P2"/>
      <text:p text:style-name="P3"/>
      <text:p text:style-name="P8"/>
      <text:p text:style-name="P9"><text:span text:style-name="T2">………… </text:span><text:span text:style-name="T1">Αιτ…………………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6.8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>
          <style:column style:rel-width="5386*" fo:start-indent="0mm" fo:end-indent="6.24mm"/>
          <style:column style:rel-width="55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10-02T13:38:00</meta:creation-date>
    <dc:creator>dd2</dc:creator>
    <dc:date>2007-10-02T13:42:00</dc:date>
    <meta:print-date>2007-10-02T13:38:00</meta:print-date>
    <meta:editing-cycles>3</meta:editing-cycles>
    <meta:editing-duration>PT7M</meta:editing-duration>
    <meta:document-statistic meta:table-count="0" meta:image-count="0" meta:object-count="0" meta:page-count="3" meta:paragraph-count="27" meta:word-count="86" meta:character-count="990" meta:non-whitespace-character-count="916"/>
    <meta:generator>LibreOffice/5.2.7.2$Linux_X86_64 LibreOffice_project/20m0$Build-2</meta:generator>
  </office:meta>
</office:document-meta>
</file>